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801cm" fo:margin-left="-0.053cm" fo:margin-top="0cm" fo:margin-bottom="0cm" table:align="left"/>
    </style:style>
    <style:style style:name="Таблица2.A" style:family="table-column">
      <style:table-column-properties style:column-width="4.233cm"/>
    </style:style>
    <style:style style:name="Таблица2.B" style:family="table-column">
      <style:table-column-properties style:column-width="4.277cm"/>
    </style:style>
    <style:style style:name="Таблица2.C" style:family="table-column">
      <style:table-column-properties style:column-width="4.101cm"/>
    </style:style>
    <style:style style:name="Таблица2.D" style:family="table-column">
      <style:table-column-properties style:column-width="4.189cm"/>
    </style:style>
    <style:style style:name="Таблица2.1" style:family="table-row">
      <style:table-row-properties style:min-row-height="0.489cm" fo:keep-together="auto"/>
    </style:style>
    <style:style style:name="Таблица2.A1" style:family="table-cell">
      <style:table-cell-properties style:vertical-align="" fo:background-color="transparent" fo:padding-left="0.3cm" fo:padding-right="0.3cm" fo:padding-top="0.011cm" fo:padding-bottom="0.011cm" fo:border-left="0.05pt solid #000000" fo:border-right="none" fo:border-top="0.05pt solid #000000" fo:border-bottom="0.05pt solid #000000">
        <style:background-image/>
      </style:table-cell-properties>
    </style:style>
    <style:style style:name="Таблица2.D1" style:family="table-cell">
      <style:table-cell-properties style:vertical-align="" fo:background-color="transparent" fo:padding-left="0.3cm" fo:padding-right="0.3cm" fo:padding-top="0.011cm" fo:padding-bottom="0.011cm" fo:border="0.05pt solid #000000">
        <style:background-image/>
      </style:table-cell-properties>
    </style:style>
    <style:style style:name="Таблица2.A2" style:family="table-cell">
      <style:table-cell-properties style:vertical-align="bottom" fo:background-color="transparent" fo:padding-left="0.3cm" fo:padding-right="0.3cm" fo:padding-top="0.011cm" fo:padding-bottom="0.011cm" fo:border-left="0.05pt solid #000000" fo:border-right="none" fo:border-top="none" fo:border-bottom="0.05pt solid #000000">
        <style:background-image/>
      </style:table-cell-properties>
    </style:style>
    <style:style style:name="Таблица2.D2" style:family="table-cell">
      <style:table-cell-properties style:vertical-align="bottom" fo:background-color="transparent" fo:padding-left="0.3cm" fo:padding-right="0.3cm" fo:padding-top="0.011cm" fo:padding-bottom="0.01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" fo:font-size="14pt" officeooo:rsid="0024a2ae" officeooo:paragraph-rsid="00071a1f" style:font-size-asian="14pt" style:font-size-complex="14pt"/>
    </style:style>
    <style:style style:name="P5" style:family="paragraph" style:parent-style-name="Preformatted_20_Text">
      <style:text-properties style:font-name="Times New Roman" fo:font-size="14pt" officeooo:rsid="0041d4cd" officeooo:paragraph-rsid="0041d4cd" style:font-size-asian="14pt" style:font-size-complex="14pt"/>
    </style:style>
    <style:style style:name="P6" style:family="paragraph" style:parent-style-name="Preformatted_20_Text">
      <style:text-properties style:font-name="Times New Roman" fo:font-size="14pt" officeooo:rsid="0041d4cd" officeooo:paragraph-rsid="0045908b" style:font-size-asian="14pt" style:font-size-complex="14pt"/>
    </style:style>
    <style:style style:name="P7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8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9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10" style:family="paragraph" style:parent-style-name="Preformatted_20_Text">
      <style:text-properties style:font-name="Times New Roman" fo:font-size="14pt" fo:font-weight="bold" officeooo:rsid="0045908b" officeooo:paragraph-rsid="0045908b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style:font-name="Times New Roman" fo:font-size="14pt" fo:font-weight="normal" officeooo:rsid="0045908b" officeooo:paragraph-rsid="0045908b" style:font-size-asian="14pt" style:font-weight-asian="normal" style:font-size-complex="14pt" style:font-weight-complex="normal"/>
    </style:style>
    <style:style style:name="P12" style:family="paragraph" style:parent-style-name="Preformatted_20_Text">
      <style:text-properties style:font-name="Times New Roman" fo:font-size="14pt" fo:font-weight="normal" officeooo:rsid="004858db" officeooo:paragraph-rsid="0046c809" style:font-size-asian="12.25pt" style:font-weight-asian="normal" style:font-size-complex="14pt" style:font-weight-complex="normal"/>
    </style:style>
    <style:style style:name="P13" style:family="paragraph" style:parent-style-name="Preformatted_20_Text">
      <style:text-properties style:font-name="Times New Roman" fo:font-size="14pt" fo:language="be" fo:country="BY" fo:font-style="italic" officeooo:rsid="0045908b" officeooo:paragraph-rsid="0045908b" style:font-size-asian="14pt" style:font-style-asian="italic" style:font-size-complex="14pt" style:font-style-complex="italic"/>
    </style:style>
    <style:style style:name="P14" style:family="paragraph" style:parent-style-name="Preformatted_20_Text">
      <style:text-properties style:font-name="Times New Roman" fo:font-size="16pt" fo:font-weight="bold" officeooo:rsid="0045908b" officeooo:paragraph-rsid="0046c809" style:font-size-asian="16pt" style:font-weight-asian="bold" style:font-size-complex="16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officeooo:paragraph-rsid="0041714e"/>
    </style:style>
    <style:style style:name="P16" style:family="paragraph" style:parent-style-name="Preformatted_20_Text">
      <style:text-properties fo:font-variant="normal" fo:text-transform="none" fo:color="#000000" style:font-name="DejaVu Sans Mono" fo:font-size="11pt" fo:letter-spacing="normal" fo:font-style="normal" fo:font-weight="normal" officeooo:rsid="004d492e" officeooo:paragraph-rsid="004d492e" style:font-size-asian="11pt" style:font-weight-asian="normal" style:font-size-complex="11pt" style:font-weight-complex="normal"/>
    </style:style>
    <style:style style:name="P17" style:family="paragraph" style:parent-style-name="Preformatted_20_Text">
      <style:text-properties fo:color="#000000" style:font-name="DejaVu Sans Mono" fo:font-size="11pt" officeooo:paragraph-rsid="00500595" style:font-size-asian="11pt" style:font-size-complex="11pt"/>
    </style:style>
    <style:style style:name="P18" style:family="paragraph" style:parent-style-name="Preformatted_20_Text">
      <style:text-properties fo:color="#000000" style:font-name="DejaVu Sans Mono" fo:font-size="11pt" officeooo:paragraph-rsid="004b7939" style:font-size-asian="11pt" style:font-size-complex="11pt"/>
    </style:style>
    <style:style style:name="P19" style:family="paragraph" style:parent-style-name="Preformatted_20_Text">
      <style:text-properties fo:color="#000000" style:font-name="DejaVu Sans Mono" officeooo:paragraph-rsid="00500595"/>
    </style:style>
    <style:style style:name="P20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b7939" officeooo:paragraph-rsid="004b7939" style:font-size-asian="13pt" style:font-weight-asian="normal" style:font-size-complex="13pt" style:font-weight-complex="normal"/>
    </style:style>
    <style:style style:name="P21" style:family="paragraph" style:parent-style-name="Standard">
      <style:text-properties fo:font-variant="normal" fo:text-transform="none" fo:color="#000000" style:font-name="Times New Roman" fo:font-size="11pt" fo:letter-spacing="normal" fo:font-style="normal" fo:font-weight="normal" officeooo:rsid="005213f2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variant="normal" fo:text-transform="none" fo:color="#000000" style:font-name="Times New Roman" fo:font-size="11pt" fo:letter-spacing="normal" fo:font-style="normal" fo:font-weight="normal" officeooo:rsid="005213f2" officeooo:paragraph-rsid="005213f2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paragraph-properties fo:text-align="start" style:justify-single-word="false"/>
      <style:text-properties officeooo:rsid="005213f2" officeooo:paragraph-rsid="005213f2"/>
    </style:style>
    <style:style style:name="P25" style:family="paragraph" style:parent-style-name="Preformatted_20_Text">
      <style:paragraph-properties fo:break-before="page"/>
      <style:text-properties fo:font-variant="normal" fo:text-transform="none" fo:color="#000000" style:font-name="DejaVu Sans Mono" fo:font-size="11pt" fo:letter-spacing="normal" fo:font-style="normal" fo:font-weight="normal" officeooo:rsid="004d492e" officeooo:paragraph-rsid="004d492e" style:font-size-asian="11pt" style:font-weight-asian="normal" style:font-size-complex="11pt" style:font-weight-complex="normal"/>
    </style:style>
    <style:style style:name="P26" style:family="paragraph" style:parent-style-name="Text_20_body">
      <style:text-properties officeooo:rsid="00500595" officeooo:paragraph-rsid="00500595"/>
    </style:style>
    <style:style style:name="P27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/>
    </style:style>
    <style:style style:name="P28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29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P30" style:family="paragraph" style:parent-style-name="Heading_20_2">
      <style:text-properties fo:font-size="16pt" fo:language="be" fo:country="BY" fo:font-weight="bold" style:font-size-asian="16pt" style:font-weight-asian="bold" style:font-size-complex="16pt" style:font-weight-complex="bold"/>
    </style:style>
    <style:style style:name="P31" style:family="paragraph" style:parent-style-name="Heading_20_2">
      <style:paragraph-properties fo:break-before="page"/>
    </style:style>
    <style:style style:name="T1" style:family="text">
      <style:text-properties officeooo:rsid="0002ea19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41714e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officeooo:rsid="00246c02"/>
    </style:style>
    <style:style style:name="T4" style:family="text">
      <style:text-properties style:font-name="Times New Roman" fo:font-size="14pt" officeooo:rsid="00025b99" style:font-size-asian="14pt" style:font-size-complex="14pt"/>
    </style:style>
    <style:style style:name="T5" style:family="text">
      <style:text-properties officeooo:rsid="00430a37"/>
    </style:style>
    <style:style style:name="T6" style:family="text">
      <style:text-properties fo:font-size="16pt" fo:language="be" fo:country="BY" fo:font-weight="bold" style:font-size-asian="16pt" style:font-weight-asian="bold" style:font-size-complex="16pt" style:font-weight-complex="bold"/>
    </style:style>
    <style:style style:name="T7" style:family="text">
      <style:text-properties fo:language="be" fo:country="BY" fo:font-style="italic" style:font-style-asian="italic" style:font-style-complex="italic"/>
    </style:style>
    <style:style style:name="T8" style:family="text">
      <style:text-properties officeooo:rsid="0046c809"/>
    </style:style>
    <style:style style:name="T9" style:family="text">
      <style:text-properties fo:font-weight="normal" officeooo:rsid="004858db" style:font-size-asian="12.25pt" style:font-weight-asian="normal" style:font-weight-complex="normal"/>
    </style:style>
    <style:style style:name="T10" style:family="text">
      <style:text-properties fo:font-size="14pt" fo:font-weight="normal" officeooo:rsid="0046c809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4858db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46c809" style:font-size-asian="14pt" style:font-weight-asian="normal" style:font-size-complex="14pt" style:font-weight-complex="normal"/>
    </style:style>
    <style:style style:name="T13" style:family="text">
      <style:text-properties officeooo:rsid="004858db"/>
    </style:style>
    <style:style style:name="T14" style:family="text">
      <style:text-properties fo:color="#000080" fo:font-weight="bold"/>
    </style:style>
    <style:style style:name="T15" style:family="text">
      <style:text-properties fo:color="#000080" style:font-name="DejaVu Sans Mono" fo:font-weight="bold"/>
    </style:style>
    <style:style style:name="T16" style:family="text">
      <style:text-properties style:font-name="DejaVu Sans Mono"/>
    </style:style>
    <style:style style:name="T17" style:family="text">
      <style:text-properties fo:color="#660e7a"/>
    </style:style>
    <style:style style:name="T18" style:family="text">
      <style:text-properties fo:color="#660e7a" style:font-name="DejaVu Sans Mono" fo:font-weight="bold"/>
    </style:style>
    <style:style style:name="T19" style:family="text">
      <style:text-properties fo:color="#008000" style:font-name="DejaVu Sans Mono" fo:font-weight="bold"/>
    </style:style>
    <style:style style:name="T20" style:family="text">
      <style:text-properties fo:color="#0000ff" style:font-name="DejaVu Sans Mono"/>
    </style:style>
    <style:style style:name="T21" style:family="text">
      <style:text-properties officeooo:rsid="00500595"/>
    </style:style>
    <style:style style:name="T22" style:family="text">
      <style:text-properties officeooo:rsid="005213f2"/>
    </style:style>
    <style:style style:name="T23" style:family="text">
      <style:text-properties officeooo:rsid="00536da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<text:span text:style-name="T23">2</text:span></text:p>
      <text:p text:style-name="P1">по курсу «<text:span text:style-name="T3">Методы решения задач в интеллектуальных системах</text:span>»</text:p>
      <text:p text:style-name="P15"><text:span text:style-name="T4">на тему: «</text:span><text:span text:style-name="T2">предсказание методами. числовых последовательностей нейросетевыми методами</text:span><text:span text:style-name="T4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Выполнил студент</text:p>
            <text:p text:style-name="P7">группы 421702:</text:p>
          </table:table-cell>
          <table:table-cell table:style-name="Таблица1.A1" office:value-type="string">
            <text:p text:style-name="P8">Бруцкий Д.С.</text:p>
            <text:p text:style-name="P9"/>
          </table:table-cell>
        </table:table-row>
        <table:table-row>
          <table:table-cell table:style-name="Таблица1.A1" office:value-type="string">
            <text:p text:style-name="P7">Проверил:</text:p>
          </table:table-cell>
          <table:table-cell table:style-name="Таблица1.A1" office:value-type="string">
            <text:p text:style-name="P4">Ивашенко В.П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h text:style-name="P30" text:outline-level="2"><text:soft-page-break/>Цель</text:h>
      <text:p text:style-name="P6"><text:span text:style-name="T6"><text:tab/></text:span><text:span text:style-name="T7">Ознакомиться, проанализировать и получить навыки реализации модели нейронной сети для задачи предсказания числовых последовательностей.</text:span></text:p>
      <text:p text:style-name="P13">Реализовать модель нейронной сети Джордана с функцией активации гиперболический тангенс.</text:p>
      <text:p text:style-name="P10"/>
      <text:h text:style-name="Heading_20_2" text:outline-level="2">Используемые обозначения</text:h>
      <text:p text:style-name="P11"><text:tab/>N — размер окна</text:p>
      <text:p text:style-name="P11"><text:tab/>L — размер обучающей выборки</text:p>
      <text:p text:style-name="P11"><text:tab/><text:span text:style-name="T8">sequence — числовая последовательность</text:span></text:p>
      <text:p text:style-name="P11"><text:tab/><text:span text:style-name="T22">step — коэффициент обучения</text:span></text:p>
      <text:p text:style-name="P11"><text:tab/><text:span text:style-name="T22">iterations — количество итераций обучения</text:span></text:p>
      <text:p text:style-name="P11"/>
      <text:h text:style-name="Heading_20_2" text:outline-level="2">Описание модели</text:h>
      <text:p text:style-name="P14"><text:tab/><text:span text:style-name="T12">Обучающая</text:span><text:span text:style-name="T10"> выборка </text:span><text:span text:style-name="T11">формируется</text:span><text:span text:style-name="T10"> методом скользящего окна с шагом в единицу.</text:span></text:p>
      <text:p text:style-name="P12"><text:tab/>Для реализации обратной связи нейронная сеть модифицирует входной вектор сигналов. Поэтому входной вектор обучающей выборки создается размером N + 1.</text:p>
      <text:p text:style-name="P5"><text:span text:style-name="T9"><text:tab/></text:span>Гиперболический тангенс — ограниченная функция, с областью <text:span text:style-name="T5">значений</text:span> </text:p>
      <text:p text:style-name="P5">(-1,1). <text:span text:style-name="T13">Поэтому для предсказания последовательностей с более широкой областью значений к ней применяется линейное преобразование:</text:span></text:p>
      <text:p text:style-name="P5"><text:tab/><draw:frame draw:style-name="fr1" draw:name="Объект1" text:anchor-type="as-char" svg:y="-0.386cm" svg:width="7.938cm" svg:height="0.5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>Обратное преобразование:</text:p>
      <text:p text:style-name="P20"><text:tab/><draw:frame draw:style-name="fr1" draw:name="Объект2" text:anchor-type="as-char" svg:y="-0.386cm" svg:width="8.033cm" svg:height="0.5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h text:style-name="Heading_20_2" text:outline-level="2"><text:bookmark-start text:name="__DdeLink__1034_1986582717"/>Реализация</text:h>
      <text:p text:style-name="P20">Модель реализована на языке программирование java. Для проведения операций с матрицами используется библиотека jama.<text:bookmark-end text:name="__DdeLink__1034_1986582717"/></text:p>
      <text:p text:style-name="P25"><text:tab/><text:span text:style-name="T21">Прямое распространение сигнала</text:span></text:p>
      <text:p text:style-name="P16"/>
      <text:p text:style-name="P18"><text:span text:style-name="T14">public </text:span>Matrix straightPropagation(Matrix vector) {</text:p>
      <text:p text:style-name="P28"><text:s text:c="4"/><text:span text:style-name="T15">if </text:span><text:span text:style-name="T16">(vector.getColumnDimension() != </text:span><text:span text:style-name="T18">inputSize </text:span><text:span text:style-name="T16">+ </text:span><text:span text:style-name="T18">contextSize </text:span><text:span text:style-name="T16">+ </text:span><text:span text:style-name="T20">1</text:span><text:span text:style-name="T16">) {</text:span></text:p>
      <text:p text:style-name="P28"><text:s text:c="8"/><text:span text:style-name="T15">throw new </text:span><text:span text:style-name="T16">IllegalArgumentException(</text:span><text:span text:style-name="T19">"{{&lt;vector&gt;&lt;place to threshold&gt;&lt;place to context signals&gt;}}, " </text:span><text:span text:style-name="T16">+</text:span></text:p>
      <text:p text:style-name="P28"><text:s text:c="16"/><text:span text:style-name="T19">"expected size " </text:span><text:span text:style-name="T16">+ (</text:span><text:span text:style-name="T18">inputSize </text:span><text:span text:style-name="T16">+ </text:span><text:span text:style-name="T18">contextSize</text:span><text:span text:style-name="T16">) + </text:span><text:span text:style-name="T19">", result is " </text:span><text:span text:style-name="T16">+ vector.getColumnDimension());</text:span></text:p>
      <text:p text:style-name="P28"><text:s text:c="4"/><text:span text:style-name="T16">}</text:span></text:p>
      <text:p text:style-name="P28"><text:s text:c="4"/><text:span text:style-name="T16">vector.set(</text:span><text:span text:style-name="T20">0</text:span><text:span text:style-name="T16">, </text:span><text:span text:style-name="T18">inputSize</text:span><text:span text:style-name="T16">, </text:span><text:span text:style-name="T20">1.</text:span><text:span text:style-name="T16">);</text:span></text:p>
      <text:p text:style-name="P28"><text:s text:c="4"/><text:span text:style-name="T16">vector.setMatrix(</text:span><text:span text:style-name="T20">0</text:span><text:span text:style-name="T16">, </text:span><text:span text:style-name="T20">0</text:span><text:span text:style-name="T16">, </text:span><text:span text:style-name="T18">inputSize </text:span><text:span text:style-name="T16">+ </text:span><text:span text:style-name="T20">1</text:span><text:span text:style-name="T16">, </text:span><text:span text:style-name="T18">inputSize </text:span><text:span text:style-name="T16">+ </text:span><text:span text:style-name="T20">1 </text:span><text:span text:style-name="T16">+ </text:span><text:span text:style-name="T18">contextSize </text:span><text:span text:style-name="T16">- </text:span><text:span text:style-name="T20">1</text:span><text:span text:style-name="T16">, </text:span><text:span text:style-name="T18">context</text:span><text:span text:style-name="T16">);</text:span></text:p>
      <text:p text:style-name="P28"><text:s text:c="4"/><text:span text:style-name="T18">input </text:span><text:span text:style-name="T16">= vector.copy();</text:span></text:p>
      <text:p text:style-name="P28"><text:s text:c="4"/><text:span text:style-name="T18">firstSynapticOutput </text:span><text:span text:style-name="T16">= </text:span><text:span text:style-name="T18">input</text:span><text:span text:style-name="T16">.times(</text:span><text:span text:style-name="T18">firstW</text:span><text:span text:style-name="T16">);</text:span></text:p>
      <text:p text:style-name="P28"><text:s text:c="4"/><text:span text:style-name="T18">firstActivationOutput </text:span><text:span text:style-name="T16">= applyFunction(</text:span><text:span text:style-name="T18">firstSynapticOutput</text:span><text:span text:style-name="T16">);</text:span></text:p>
      <text:p text:style-name="P28"><text:s text:c="4"/><text:span text:style-name="T18">firstActivationOutput</text:span><text:span text:style-name="T16">.set(</text:span><text:span text:style-name="T20">0</text:span><text:span text:style-name="T16">, </text:span><text:span text:style-name="T18">hiddenLayerSize</text:span><text:span text:style-name="T16">, </text:span><text:span text:style-name="T20">1.</text:span><text:span text:style-name="T16">);</text:span></text:p>
      <text:p text:style-name="P28"><text:s text:c="4"/><text:span text:style-name="T18">secondSynapticOutput </text:span><text:span text:style-name="T16">= </text:span><text:span text:style-name="T18">firstActivationOutput</text:span><text:span text:style-name="T16">.times(</text:span><text:span text:style-name="T18">secondW</text:span><text:span text:style-name="T16">);</text:span></text:p>
      <text:p text:style-name="P28"><text:s text:c="4"/><text:span text:style-name="T18">secondActivationOutput </text:span><text:span text:style-name="T16">= applyFunction(</text:span><text:span text:style-name="T18">secondSynapticOutput</text:span><text:span text:style-name="T16">);</text:span></text:p>
      <text:p text:style-name="P28"><text:s text:c="4"/><text:span text:style-name="T15">if </text:span><text:span text:style-name="T16">(!</text:span><text:span text:style-name="T18">contextFreeze</text:span><text:span text:style-name="T16">) </text:span><text:span text:style-name="T18">context </text:span><text:span text:style-name="T16">= </text:span><text:span text:style-name="T18">secondActivationOutput</text:span><text:span text:style-name="T16">.copy();</text:span></text:p>
      <text:p text:style-name="P28"><text:s text:c="4"/><text:span text:style-name="T15">return </text:span><text:span text:style-name="T18">secondActivationOutput</text:span><text:span text:style-name="T16">;</text:span></text:p>
      <text:p text:style-name="P27">}</text:p>
      <text:p text:style-name="P18"/>
      <text:p text:style-name="P17"><text:tab/><text:span text:style-name="T21">Корректировка весов</text:span></text:p>
      <text:p text:style-name="P17"/>
      <text:p text:style-name="P19"><text:span text:style-name="T14">public void </text:span>backPropagate(Matrix outputDifference, <text:span text:style-name="T14">double </text:span>teachingStep) {</text:p>
      <text:p text:style-name="P28"><text:s text:c="4"/><text:span text:style-name="T16">Matrix secondActivationDerivation = </text:span><text:span text:style-name="T15">new </text:span><text:span text:style-name="T16">Matrix(</text:span><text:span text:style-name="T20">1</text:span><text:span text:style-name="T16">, </text:span><text:span text:style-name="T18">outputLayerSize</text:span><text:span text:style-name="T16">, </text:span><text:span text:style-name="T20">1.</text:span><text:span text:style-name="T16">)</text:span></text:p>
      <text:p text:style-name="P28"><text:s text:c="12"/><text:span text:style-name="T16">.minus(</text:span><text:span text:style-name="T18">secondActivationOutput</text:span><text:span text:style-name="T16">.arrayTimes(</text:span><text:span text:style-name="T18">secondActivationOutput</text:span><text:span text:style-name="T16">));</text:span></text:p>
      <text:p text:style-name="P28"><text:s text:c="4"/><text:span text:style-name="T16">Matrix hiddenLayerDifference = outputDifference</text:span></text:p>
      <text:p text:style-name="P28"><text:s text:c="12"/><text:span text:style-name="T16">.arrayTimesEquals(secondActivationDerivation)</text:span></text:p>
      <text:p text:style-name="P28"><text:s text:c="12"/><text:span text:style-name="T16">.times(</text:span><text:span text:style-name="T18">secondW</text:span><text:span text:style-name="T16">.transpose());</text:span></text:p>
      <text:p text:style-name="P28"><text:s text:c="4"/><text:span text:style-name="T16">Matrix firstActivationDerivation = </text:span><text:span text:style-name="T15">new </text:span><text:span text:style-name="T16">Matrix(</text:span><text:span text:style-name="T20">1</text:span><text:span text:style-name="T16">, </text:span><text:span text:style-name="T18">hiddenLayerSize </text:span><text:span text:style-name="T16">+ </text:span><text:span text:style-name="T20">1</text:span><text:span text:style-name="T16">, </text:span><text:span text:style-name="T20">1.</text:span><text:span text:style-name="T16">)</text:span></text:p>
      <text:p text:style-name="P28"><text:s text:c="12"/><text:span text:style-name="T16">.minus(</text:span><text:span text:style-name="T18">firstActivationOutput</text:span><text:span text:style-name="T16">.arrayTimes(</text:span><text:span text:style-name="T18">firstActivationOutput</text:span><text:span text:style-name="T16">));</text:span></text:p>
      <text:p text:style-name="P28"><text:s text:c="4"/><text:span text:style-name="T16">Matrix firstWeightsCorrection = </text:span><text:span text:style-name="T18">input</text:span></text:p>
      <text:p text:style-name="P28"><text:span text:style-name="T17"><text:s text:c="12"/></text:span><text:span text:style-name="T16">.transpose()</text:span></text:p>
      <text:p text:style-name="P28"><text:s text:c="12"/><text:span text:style-name="T16">.times(hiddenLayerDifference.arrayTimes(firstActivationDerivation))</text:span></text:p>
      <text:p text:style-name="P28"><text:s text:c="12"/><text:span text:style-name="T16">.times(teachingStep);</text:span></text:p>
      <text:p text:style-name="P28"><text:s text:c="4"/><text:span text:style-name="T18">firstW </text:span><text:span text:style-name="T16">= </text:span><text:span text:style-name="T18">firstW</text:span><text:span text:style-name="T16">.minusEquals(firstWeightsCorrection);</text:span></text:p>
      <text:p text:style-name="P28"><text:s text:c="4"/><text:span text:style-name="T16">Matrix secondWeightsCorrection = </text:span><text:span text:style-name="T18">firstActivationOutput</text:span></text:p>
      <text:p text:style-name="P28"><text:span text:style-name="T17"><text:s text:c="12"/></text:span><text:span text:style-name="T16">.transpose()</text:span></text:p>
      <text:p text:style-name="P28"><text:s text:c="12"/><text:span text:style-name="T16">.times(outputDifference.arrayTimes(secondActivationDerivation))</text:span></text:p>
      <text:p text:style-name="P28"><text:s text:c="12"/><text:span text:style-name="T16">.times(teachingStep);</text:span></text:p>
      <text:p text:style-name="P28"><text:s text:c="4"/><text:span text:style-name="T18">secondW </text:span><text:span text:style-name="T16">= </text:span><text:span text:style-name="T18">secondW</text:span><text:span text:style-name="T16">.minusEquals(secondWeightsCorrection);</text:span></text:p>
      <text:p text:style-name="P27">}</text:p>
      <text:p text:style-name="P19"/>
      <text:p text:style-name="P17"><text:tab/></text:p>
      <text:h text:style-name="P31" text:outline-level="2">Периодическая функция</text:h>
      <text:p text:style-name="P26">Числовая последовательность генерируется функцией</text:p>
      <text:p text:style-name="P26"><draw:frame draw:style-name="fr1" draw:name="Объект3" text:anchor-type="as-char" svg:y="-0.386cm" svg:width="4.461cm" svg:height="0.50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2">N = 10, L = 38, step = 0.001, iterations = 1,000,000</text:p>
      <text:p text:style-name="P2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4">Ожидаемая последовательность</text:p>
          </table:table-cell>
          <table:table-cell table:style-name="Таблица2.A1" office:value-type="string">
            <text:p text:style-name="P24">Предсказанная последовательность</text:p>
          </table:table-cell>
          <table:table-cell table:style-name="Таблица2.A1" office:value-type="string">
            <text:p text:style-name="P24">Линейная ошибка</text:p>
          </table:table-cell>
          <table:table-cell table:style-name="Таблица2.D1" office:value-type="string">
            <text:p text:style-name="P24">Относительная ошибка, %</text:p>
          </table:table-cell>
        </table:table-row>
        <table:table-row table:style-name="Таблица2.1">
          <table:table-cell table:style-name="Таблица2.A2" office:value-type="string">
            <text:p text:style-name="P23">-0.061905294</text:p>
          </table:table-cell>
          <table:table-cell table:style-name="Таблица2.A2" office:value-type="string">
            <text:p text:style-name="P23">-0.0663200298</text:p>
          </table:table-cell>
          <table:table-cell table:style-name="Таблица2.A2" office:value-type="string">
            <text:p text:style-name="P23">-0.0044147358</text:p>
          </table:table-cell>
          <table:table-cell table:style-name="Таблица2.D2" office:value-type="string">
            <text:p text:style-name="P23">0.0713143507</text:p>
          </table:table-cell>
        </table:table-row>
        <table:table-row table:style-name="Таблица2.1">
          <table:table-cell table:style-name="Таблица2.A2" office:value-type="string">
            <text:p text:style-name="P23">0.4241790073</text:p>
          </table:table-cell>
          <table:table-cell table:style-name="Таблица2.A2" office:value-type="string">
            <text:p text:style-name="P23">0.4237230526</text:p>
          </table:table-cell>
          <table:table-cell table:style-name="Таблица2.A2" office:value-type="string">
            <text:p text:style-name="P23">-0.0004559547</text:p>
          </table:table-cell>
          <table:table-cell table:style-name="Таблица2.D2" office:value-type="string">
            <text:p text:style-name="P23">0.0010749112</text:p>
          </table:table-cell>
        </table:table-row>
        <table:table-row table:style-name="Таблица2.1">
          <table:table-cell table:style-name="Таблица2.A2" office:value-type="string">
            <text:p text:style-name="P23">0.8064094939</text:p>
          </table:table-cell>
          <table:table-cell table:style-name="Таблица2.A2" office:value-type="string">
            <text:p text:style-name="P23">0.812636166</text:p>
          </table:table-cell>
          <table:table-cell table:style-name="Таблица2.A2" office:value-type="string">
            <text:p text:style-name="P23">0.0062266721</text:p>
          </table:table-cell>
          <table:table-cell table:style-name="Таблица2.D2" office:value-type="string">
            <text:p text:style-name="P23">0.0077214766</text:p>
          </table:table-cell>
        </table:table-row>
        <table:table-row table:style-name="Таблица2.1">
          <table:table-cell table:style-name="Таблица2.A2" office:value-type="string">
            <text:p text:style-name="P23">0.9912028119</text:p>
          </table:table-cell>
          <table:table-cell table:style-name="Таблица2.A2" office:value-type="string">
            <text:p text:style-name="P23">0.9742364938</text:p>
          </table:table-cell>
          <table:table-cell table:style-name="Таблица2.A2" office:value-type="string">
            <text:p text:style-name="P23">-0.016966318</text:p>
          </table:table-cell>
          <table:table-cell table:style-name="Таблица2.D2" office:value-type="string">
            <text:p text:style-name="P23">0.0171168986</text:p>
          </table:table-cell>
        </table:table-row>
        <table:table-row table:style-name="Таблица2.1">
          <table:table-cell table:style-name="Таблица2.A2" office:value-type="string">
            <text:p text:style-name="P23">0.9333151121</text:p>
          </table:table-cell>
          <table:table-cell table:style-name="Таблица2.A2" office:value-type="string">
            <text:p text:style-name="P23">0.9319739126</text:p>
          </table:table-cell>
          <table:table-cell table:style-name="Таблица2.A2" office:value-type="string">
            <text:p text:style-name="P23">-0.0013411994</text:p>
          </table:table-cell>
          <table:table-cell table:style-name="Таблица2.D2" office:value-type="string">
            <text:p text:style-name="P23">0.0014370274</text:p>
          </table:table-cell>
        </table:table-row>
        <table:table-row table:style-name="Таблица2.1">
          <table:table-cell table:style-name="Таблица2.A2" office:value-type="string">
            <text:p text:style-name="P23">0.6469193223</text:p>
          </table:table-cell>
          <table:table-cell table:style-name="Таблица2.A2" office:value-type="string">
            <text:p text:style-name="P23">0.6430558097</text:p>
          </table:table-cell>
          <table:table-cell table:style-name="Таблица2.A2" office:value-type="string">
            <text:p text:style-name="P23">-0.0038635126</text:p>
          </table:table-cell>
          <table:table-cell table:style-name="Таблица2.D2" office:value-type="string">
            <text:p text:style-name="P23">0.0059721706</text:p>
          </table:table-cell>
        </table:table-row>
        <table:table-row table:style-name="Таблица2.1">
          <table:table-cell table:style-name="Таблица2.A2" office:value-type="string">
            <text:p text:style-name="P23">0.2021351204</text:p>
          </table:table-cell>
          <table:table-cell table:style-name="Таблица2.A2" office:value-type="string">
            <text:p text:style-name="P23">0.2029216389</text:p>
          </table:table-cell>
          <table:table-cell table:style-name="Таблица2.A2" office:value-type="string">
            <text:p text:style-name="P23">0.0007865185</text:p>
          </table:table-cell>
          <table:table-cell table:style-name="Таблица2.D2" office:value-type="string">
            <text:p text:style-name="P23">0.0038910531</text:p>
          </table:table-cell>
        </table:table-row>
        <table:table-row table:style-name="Таблица2.1">
          <table:table-cell table:style-name="Таблица2.A2" office:value-type="string">
            <text:p text:style-name="P23">-0.2921388087</text:p>
          </table:table-cell>
          <table:table-cell table:style-name="Таблица2.A2" office:value-type="string">
            <text:p text:style-name="P23">-0.3064015365</text:p>
          </table:table-cell>
          <table:table-cell table:style-name="Таблица2.A2" office:value-type="string">
            <text:p text:style-name="P23">-0.0142627278</text:p>
          </table:table-cell>
          <table:table-cell table:style-name="Таблица2.D2" office:value-type="string">
            <text:p text:style-name="P23">0.0488217496</text:p>
          </table:table-cell>
        </table:table-row>
        <table:table-row table:style-name="Таблица2.1">
          <table:table-cell table:style-name="Таблица2.A2" office:value-type="string">
            <text:p text:style-name="P23">-0.7148869688</text:p>
          </table:table-cell>
          <table:table-cell table:style-name="Таблица2.A2" office:value-type="string">
            <text:p text:style-name="P23">-0.7016733822</text:p>
          </table:table-cell>
          <table:table-cell table:style-name="Таблица2.A2" office:value-type="string">
            <text:p text:style-name="P23">0.0132135866</text:p>
          </table:table-cell>
          <table:table-cell table:style-name="Таблица2.D2" office:value-type="string">
            <text:p text:style-name="P23">0.0184834627</text:p>
          </table:table-cell>
        </table:table-row>
        <table:table-row table:style-name="Таблица2.1">
          <table:table-cell table:style-name="Таблица2.A2" office:value-type="string">
            <text:p text:style-name="P23">-0.9626058663</text:p>
          </table:table-cell>
          <table:table-cell table:style-name="Таблица2.A2" office:value-type="string">
            <text:p text:style-name="P23">-0.9586530887</text:p>
          </table:table-cell>
          <table:table-cell table:style-name="Таблица2.A2" office:value-type="string">
            <text:p text:style-name="P23">0.0039527777</text:p>
          </table:table-cell>
          <table:table-cell table:style-name="Таблица2.D2" office:value-type="string">
            <text:p text:style-name="P23">0.0041063303</text:p>
          </table:table-cell>
        </table:table-row>
        <table:table-row table:style-name="Таблица2.1">
          <table:table-cell table:style-name="Таблица2.A2" office:value-type="string">
            <text:p text:style-name="P23">-0.9746452757</text:p>
          </table:table-cell>
          <table:table-cell table:style-name="Таблица2.A2" office:value-type="string">
            <text:p text:style-name="P23">-0.9595055658</text:p>
          </table:table-cell>
          <table:table-cell table:style-name="Таблица2.A2" office:value-type="string">
            <text:p text:style-name="P23">0.0151397099</text:p>
          </table:table-cell>
          <table:table-cell table:style-name="Таблица2.D2" office:value-type="string">
            <text:p text:style-name="P23">0.015533559</text:p>
          </table:table-cell>
        </table:table-row>
        <table:table-row table:style-name="Таблица2.1">
          <table:table-cell table:style-name="Таблица2.A2" office:value-type="string">
            <text:p text:style-name="P23">-0.7480575297</text:p>
          </table:table-cell>
          <table:table-cell table:style-name="Таблица2.A2" office:value-type="string">
            <text:p text:style-name="P23">-0.7493419646</text:p>
          </table:table-cell>
          <table:table-cell table:style-name="Таблица2.A2" office:value-type="string">
            <text:p text:style-name="P23">-0.0012844349</text:p>
          </table:table-cell>
          <table:table-cell table:style-name="Таблица2.D2" office:value-type="string">
            <text:p text:style-name="P23">0.0017170269</text:p>
          </table:table-cell>
        </table:table-row>
        <table:table-row table:style-name="Таблица2.1">
          <table:table-cell table:style-name="Таблица2.A2" office:value-type="string">
            <text:p text:style-name="P23">-0.338319211</text:p>
          </table:table-cell>
          <table:table-cell table:style-name="Таблица2.A2" office:value-type="string">
            <text:p text:style-name="P23">-0.3206099053</text:p>
          </table:table-cell>
          <table:table-cell table:style-name="Таблица2.A2" office:value-type="string">
            <text:p text:style-name="P23">0.0177093056</text:p>
          </table:table-cell>
          <table:table-cell table:style-name="Таблица2.D2" office:value-type="string">
            <text:p text:style-name="P23">0.0523449602</text:p>
          </table:table-cell>
        </table:table-row>
        <table:table-row table:style-name="Таблица2.1">
          <table:table-cell table:style-name="Таблица2.A2" office:value-type="string">
            <text:p text:style-name="P23">0.1542514499</text:p>
          </table:table-cell>
          <table:table-cell table:style-name="Таблица2.A2" office:value-type="string">
            <text:p text:style-name="P23">0.1404144944</text:p>
          </table:table-cell>
          <table:table-cell table:style-name="Таблица2.A2" office:value-type="string">
            <text:p text:style-name="P23">-0.0138369555</text:p>
          </table:table-cell>
          <table:table-cell table:style-name="Таблица2.D2" office:value-type="string">
            <text:p text:style-name="P23">0.0897038924</text:p>
          </table:table-cell>
        </table:table-row>
        <table:table-row table:style-name="Таблица2.1">
          <table:table-cell table:style-name="Таблица2.A2" office:value-type="string">
            <text:p text:style-name="P23">0.6090559761</text:p>
          </table:table-cell>
          <table:table-cell table:style-name="Таблица2.A2" office:value-type="string">
            <text:p text:style-name="P23">0.5973062963</text:p>
          </table:table-cell>
          <table:table-cell table:style-name="Таблица2.A2" office:value-type="string">
            <text:p text:style-name="P23">-0.0117496798</text:p>
          </table:table-cell>
          <table:table-cell table:style-name="Таблица2.D2" office:value-type="string">
            <text:p text:style-name="P23">0.0192916254</text:p>
          </table:table-cell>
        </table:table-row>
        <table:table-row table:style-name="Таблица2.1">
          <table:table-cell table:style-name="Таблица2.A2" office:value-type="string">
            <text:p text:style-name="P23">0.9147423578</text:p>
          </table:table-cell>
          <table:table-cell table:style-name="Таблица2.A2" office:value-type="string">
            <text:p text:style-name="P23">0.9247070267</text:p>
          </table:table-cell>
          <table:table-cell table:style-name="Таблица2.A2" office:value-type="string">
            <text:p text:style-name="P23">0.0099646689</text:p>
          </table:table-cell>
          <table:table-cell table:style-name="Таблица2.D2" office:value-type="string">
            <text:p text:style-name="P23">0.0108934158</text:p>
          </table:table-cell>
        </table:table-row>
        <table:table-row table:style-name="Таблица2.1">
          <table:table-cell table:style-name="Таблица2.A2" office:value-type="string">
            <text:p text:style-name="P23">0.9964679076</text:p>
          </table:table-cell>
          <table:table-cell table:style-name="Таблица2.A2" office:value-type="string">
            <text:p text:style-name="P23">0.9715931391</text:p>
          </table:table-cell>
          <table:table-cell table:style-name="Таблица2.A2" office:value-type="string">
            <text:p text:style-name="P23">-0.0248747684</text:p>
          </table:table-cell>
          <table:table-cell table:style-name="Таблица2.D2" office:value-type="string">
            <text:p text:style-name="P23">0.0249629398</text:p>
          </table:table-cell>
        </table:table-row>
        <table:table-row table:style-name="Таблица2.1">
          <table:table-cell table:style-name="Таблица2.A2" office:value-type="string">
            <text:p text:style-name="P23">0.8342233605</text:p>
          </table:table-cell>
          <table:table-cell table:style-name="Таблица2.A2" office:value-type="string">
            <text:p text:style-name="P23">0.8397729955</text:p>
          </table:table-cell>
          <table:table-cell table:style-name="Таблица2.A2" office:value-type="string">
            <text:p text:style-name="P23">0.005549635</text:p>
          </table:table-cell>
          <table:table-cell table:style-name="Таблица2.D2" office:value-type="string">
            <text:p text:style-name="P23">0.006652457</text:p>
          </table:table-cell>
        </table:table-row>
        <table:table-row table:style-name="Таблица2.1">
          <table:table-cell table:style-name="Таблица2.A2" office:value-type="string">
            <text:p text:style-name="P23">0.4677318402</text:p>
          </table:table-cell>
          <table:table-cell table:style-name="Таблица2.A2" office:value-type="string">
            <text:p text:style-name="P23">0.4793893292</text:p>
          </table:table-cell>
          <table:table-cell table:style-name="Таблица2.A2" office:value-type="string">
            <text:p text:style-name="P23">0.011657489</text:p>
          </table:table-cell>
          <table:table-cell table:style-name="Таблица2.D2" office:value-type="string">
            <text:p text:style-name="P23">0.0249234454</text:p>
          </table:table-cell>
        </table:table-row>
        <table:table-row table:style-name="Таблица2.1">
          <table:table-cell table:style-name="Таблица2.A2" office:value-type="string">
            <text:p text:style-name="P23">-0.0132767472</text:p>
          </table:table-cell>
          <table:table-cell table:style-name="Таблица2.A2" office:value-type="string">
            <text:p text:style-name="P23">0.0170386864</text:p>
          </table:table-cell>
          <table:table-cell table:style-name="Таблица2.A2" office:value-type="string">
            <text:p text:style-name="P23">0.0303154336</text:p>
          </table:table-cell>
          <table:table-cell table:style-name="Таблица2.D2" office:value-type="string">
            <text:p text:style-name="P23">2.2833479557</text:p>
          </table:table-cell>
        </table:table-row>
        <table:table-row table:style-name="Таблица2.1">
          <table:table-cell table:style-name="Таблица2.A2" office:value-type="string">
            <text:p text:style-name="P23">-0.4910347239</text:p>
          </table:table-cell>
          <table:table-cell table:style-name="Таблица2.A2" office:value-type="string">
            <text:p text:style-name="P23">-0.4917463027</text:p>
          </table:table-cell>
          <table:table-cell table:style-name="Таблица2.A2" office:value-type="string">
            <text:p text:style-name="P23">-0.0007115788</text:p>
          </table:table-cell>
          <table:table-cell table:style-name="Таблица2.D2" office:value-type="string">
            <text:p text:style-name="P23">0.0014491415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15T03:13:43.897857075</dc:date>
    <meta:editing-duration>PT13H48M40S</meta:editing-duration>
    <meta:editing-cycles>48</meta:editing-cycles>
    <meta:document-statistic meta:table-count="2" meta:image-count="0" meta:object-count="3" meta:page-count="4" meta:paragraph-count="163" meta:word-count="409" meta:character-count="4577" meta:non-whitespace-character-count="4081"/>
  </office:meta>
</office:document-meta>
</file>

<file path=Object 1/content.xml><?xml version="1.0" encoding="utf-8"?>
<math xmlns="http://www.w3.org/1998/Math/MathML" display="block">
  <semantics>
    <mrow>
      <mi mathvariant="italic">sequence</mi>
      <mo stretchy="false">→</mo>
      <mi mathvariant="italic">sequence</mi>
      <mi>'</mi>
      <mi mathvariant="normal">:</mi>
      <mrow>
        <mi>y</mi>
        <mo stretchy="false">=</mo>
        <mrow>
          <mi>x</mi>
          <mo stretchy="false">/</mo>
          <mi mathvariant="italic">max</mi>
        </mrow>
      </mrow>
      <mrow>
        <mo fence="true" stretchy="false">(</mo>
        <mrow>
          <mrow>
            <mo fence="true" stretchy="true">|</mo>
            <mrow>
              <mi mathvariant="italic">sequence</mi>
            </mrow>
            <mo fence="true" stretchy="true">|</mo>
          </mrow>
        </mrow>
        <mo fence="true" stretchy="false">)</mo>
      </mrow>
    </mrow>
    <annotation encoding="StarMath 5.0">sequence rightarrow sequence': y = x / max( abs sequence ) </annotation>
  </semantics>
</math>
</file>

<file path=Object 2/content.xml><?xml version="1.0" encoding="utf-8"?>
<math xmlns="http://www.w3.org/1998/Math/MathML" display="block">
  <semantics>
    <mrow>
      <mi mathvariant="italic">sequence</mi>
      <mi>'</mi>
      <mo stretchy="false">→</mo>
      <mi mathvariant="italic">sequence</mi>
      <mi mathvariant="normal">:</mi>
      <mrow>
        <mi>x</mi>
        <mo stretchy="false">=</mo>
        <mrow>
          <mi>y</mi>
          <mo stretchy="false">∗</mo>
          <mi mathvariant="italic">max</mi>
        </mrow>
      </mrow>
      <mrow>
        <mo fence="true" stretchy="false">(</mo>
        <mrow>
          <mrow>
            <mo fence="true" stretchy="true">|</mo>
            <mrow>
              <mi mathvariant="italic">sequence</mi>
            </mrow>
            <mo fence="true" stretchy="true">|</mo>
          </mrow>
        </mrow>
        <mo fence="true" stretchy="false">)</mo>
      </mrow>
    </mrow>
    <annotation encoding="StarMath 5.0">sequence' rightarrow sequence: x = y * max( abs sequence ) </annotation>
  </semantics>
</math>
</file>

<file path=Object 3/content.xml><?xml version="1.0" encoding="utf-8"?>
<math xmlns="http://www.w3.org/1998/Math/MathML" display="block">
  <semantics>
    <mrow>
      <mrow>
        <mi>y</mi>
        <mo stretchy="false">=</mo>
        <mi>cos</mi>
      </mrow>
      <mrow>
        <mo fence="true" stretchy="false">(</mo>
        <mrow>
          <mrow>
            <mn>0.5</mn>
            <mo stretchy="false">∗</mo>
            <mi>x</mi>
          </mrow>
        </mrow>
        <mo fence="true" stretchy="false">)</mo>
      </mrow>
      <mi>,</mi>
      <mrow>
        <mi>x</mi>
        <mo stretchy="false">∈</mo>
        <mrow>
          <mi>N</mi>
          <mo stretchy="false">∪</mo>
          <mn>0</mn>
        </mrow>
      </mrow>
    </mrow>
    <annotation encoding="StarMath 5.0">y = cos( 0.5 * x ), x in N union 0</annotation>
  </semantics>
</math>
</file>